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a70f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a70f00" dr3d:vertical-segments="16" dr3d:close-front="true" dr3d:close-back="true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gradient" draw:fill-color="#333333" draw:secondary-fill-color="#729fcf" draw:fill-gradient-name="London_20_Mis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6" style:family="graphic" style:parent-style-name="standard">
      <style:graphic-properties draw:stroke="none" draw:fill="gradient" draw:fill-color="#333333" draw:fill-gradient-name="London_20_Mist" draw:gradient-step-count="0" draw:shadow-offset-x="0.203cm" draw:shadow-offset-y="0.20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295cm"/>
    </style:style>
    <style:style style:name="gr8" style:family="graphic" style:parent-style-name="standard">
      <style:graphic-properties svg:stroke-color="#ffff6d" draw:fill-color="#ffffd7" draw:textarea-horizontal-align="justify" draw:textarea-vertical-align="middle" draw:auto-grow-height="false" fo:min-height="0cm" fo:min-width="0.04cm"/>
    </style:style>
    <style:style style:name="gr9" style:family="graphic" style:parent-style-name="objectwithoutfill">
      <style:graphic-properties svg:stroke-width="0.305cm" svg:stroke-color="#ffff00" draw:marker-start-width="0.66cm" draw:marker-end="Arrow" draw:marker-end-width="0.762cm" draw:fill="solid" draw:textarea-vertical-align="middle" fo:padding-top="0.277cm" fo:padding-bottom="0.277cm" fo:padding-left="0.402cm" fo:padding-right="0.402cm" draw:shadow-offset-x="0.203cm" draw:shadow-offset-y="0.2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3d:scene draw:style-name="gr1" svg:width="0.254cm" svg:height="0cm" svg:x="16.51cm" svg:y="9.14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3" svg:width="7.059cm" svg:height="3.008cm" svg:x="6.969cm" svg:y="11.389cm" dr3d:transform="matrix (0.00713608039367465 0.593541819323225 0.804771511095599 -0.999839932398283 -0.00896936776879212 0.0154809568061221 0.0164068869204322 -0.804753166602226 0.593382806378206 0.00499934601447831cm -0.000947095002481957cm -0.0095566605492176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5" svg:width="6.575cm" svg:height="8.338cm" svg:x="0.127cm" svg:y="1.045cm" dr3d:transform="matrix (0.999426962532342 0.00790128695680082 0.0329137695775415 -0.00848468141780644 0.999808699275158 0.0176231391912603 -0.0327682276697343 -0.0178923033213306 0.999302811332602 0.000442857555898728cm -0.0436302382282168cm -0.56099393655304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 dr3d:transform="matrix (0.99923833099556 0.00609617709826679 -0.0385434105132606 -0.0296847284983578 0.75987402006445 -0.649392247047239 0.0253293261494642 0.650041775777426 0.759476210938128 -0.108076138764882cm -1.66806195089309cm 0.448316901917349cm)"/>
        </dr3d:scene>
        <draw:custom-shape draw:style-name="gr7" draw:text-style-name="P1" draw:layer="layout" svg:width="2.794cm" svg:height="0.396cm" draw:transform="rotate (-0.726755100530438) translate (2.738cm 12.072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3d:scene draw:style-name="gr1" svg:width="6.471cm" svg:height="4.472cm" svg:x="0.356cm" svg:y="4.006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 dr3d:transform="matrix (0.936383937866996 0.0139911108313438 -0.0103044264307561 -0.0106912253274349 0.893844997415238 0.27506248354102 0.0128604794455661 -0.19646421690895 0.950126761084741 0.04961277222863cm -0.115733069726934cm 0.103178275767459cm)"/>
        </dr3d:scene>
        <draw:custom-shape draw:style-name="gr8" draw:text-style-name="P2" draw:layer="layout" svg:width="0.762cm" svg:height="0.254cm" svg:x="2.79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254cm" svg:x="4.06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3.181cm" svg:y1="7.347cm" svg:x2="3.181cm" svg:y2="12.681cm">
          <text:p/>
        </draw:line>
        <draw:line draw:style-name="gr9" draw:text-style-name="P3" draw:layer="layout" svg:x1="4.443cm" svg:y1="6.752cm" svg:x2="4.403cm" svg:y2="13.627cm">
          <text:p/>
        </draw:line>
        <draw:line draw:style-name="gr9" draw:text-style-name="P3" draw:layer="layout" svg:x1="3.181cm" svg:y1="12.605cm" svg:x2="7.144cm" svg:y2="12.606cm">
          <text:p/>
        </draw:line>
        <draw:line draw:style-name="gr9" draw:text-style-name="P3" draw:layer="layout" svg:x1="4.403cm" svg:y1="13.462cm" svg:x2="7.144cm" svg:y2="13.381cm">
          <text:p/>
        </draw:lin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0:28:51.447649995</meta:creation-date>
    <dc:date>2022-01-26T14:53:58.080982081</dc:date>
    <meta:editing-duration>PT4H4M25S</meta:editing-duration>
    <meta:editing-cycles>1</meta:editing-cycles>
    <meta:document-statistic meta:object-count="38"/>
    <meta:generator>LibreOffice/6.4.7.2$Linux_X86_64 LibreOffice_project/40$Build-2</meta:generator>
  </office:meta>
</office:document-meta>
</file>